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DaoImpl.insertBpelEvent( ProcessInstan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finish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ProcessInstanceDaoImpl( BpelDAOConnection conn , ProcessDaoImpl processDao , CorrelatorDAO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stanceDaoImpl.get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Previou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( Long scope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Fault( FaultDAO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ActivityFailur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Events( int idx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getExecutionStat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MessageExchange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stanceDaoImpl.getScopes( String sco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setLastActiveTime( Date d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Activity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on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addMessageExchange( String identifier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Recovery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Instantiating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Ev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Roo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createActivityRecovery( String channel , long activityId , String reason , Date dateTime , Element data , String [ ] actions , int re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getS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Fault( QName name , String explanation , int lineNo , int activityId , Element fa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ExecutionStateCounter( int state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ExecutionStat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nMonoto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deleteActivityRecovery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EventsFirstLastCou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InstanceDaoImpl.getVariables( String variableName , int scopeModel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stanceDao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ActivityRecoveryDAOImpl( String channel , long activityId , String reason , Date dateTime , Element details , String [ ] actions , int re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stanceDaoImpl.removeRoutes( String routeGrou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ActivityRecov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rrelationS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ityRecoveryDAOImpl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Soup( Object s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rrelation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InstanceDaoImpl.setState( short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InstanceDaoImpl.getExecu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createScope( ScopeDAO parentScope , String scopeType , int scopeModel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vityRecoveryDAOImpl.getR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